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47cm"/>
    </style:style>
    <style:style style:name="co3" style:family="table-column">
      <style:table-column-properties fo:break-before="auto" style:column-width="1.356cm"/>
    </style:style>
    <style:style style:name="co4" style:family="table-column">
      <style:table-column-properties fo:break-before="auto" style:column-width="1.383cm"/>
    </style:style>
    <style:style style:name="co5" style:family="table-column">
      <style:table-column-properties fo:break-before="auto" style:column-width="0.515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0.725cm"/>
    </style:style>
    <style:style style:name="co8" style:family="table-column">
      <style:table-column-properties fo:break-before="auto" style:column-width="1.3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00ff00" fo:border-left="0.06pt solid #000000" fo:border-right="none" fo:border-top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ackground-color="#00ff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00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00ff00" fo:border-left="none" fo:border-right="0.06pt solid #000000" fo:border-top="0.06pt solid #000000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14" style:family="table-cell" style:parent-style-name="Default">
      <style:table-cell-properties fo:border-bottom="0.06pt solid #000000" fo:background-color="#00ff00" fo:border-left="none" fo:border-right="0.06pt solid #000000" fo:border-top="0.06pt solid #000000"/>
      <style:text-properties style:font-name="Liberation Sans" style:font-name-asian="Droid Sans" style:font-name-complex="FreeSans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00ff00" fo:border-left="none" fo:border-right="0.06pt solid #000000" fo:border-top="0.06pt solid #000000"/>
      <style:text-properties style:use-window-font-color="true"/>
    </style:style>
    <style:style style:name="ce17" style:family="table-cell" style:parent-style-name="Default">
      <style:table-cell-properties fo:background-color="#ff950e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fo:border-bottom="0.06pt solid #000000" fo:background-color="#00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</office:automatic-styles>
  <office:body>
    <office:spreadsheet>
      <table:table table:name="Tabelle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6" table:number-columns-repeated="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8" table:default-cell-style-name="Default"/>
        <table:table-row table:style-name="ro2">
          <table:table-cell table:number-columns-repeated="4"/>
          <table:table-cell office:value-type="string">
            <text:p><text:s text:c="2"/>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<text:s text:c="4"/>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<text:s text:c="2"/>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table:number-columns-repeated="5"/>
          <table:table-cell table:style-name="Default" table:formula="of:=&quot;0x&quot;&amp;DEC2HEX([.F1];1)" office:value-type="string" office:string-value="0x0">
            <text:p>0x0</text:p>
          </table:table-cell>
          <table:table-cell table:style-name="Default" table:formula="of:=&quot;0x&quot;&amp;DEC2HEX([.G1];1)" office:value-type="string" office:string-value="0x1">
            <text:p>0x1</text:p>
          </table:table-cell>
          <table:table-cell table:style-name="Default" table:formula="of:=&quot;0x&quot;&amp;DEC2HEX([.H1];1)" office:value-type="string" office:string-value="0x2">
            <text:p>0x2</text:p>
          </table:table-cell>
          <table:table-cell table:style-name="Default" table:formula="of:=&quot;0x&quot;&amp;DEC2HEX([.I1];1)" office:value-type="string" office:string-value="0x3">
            <text:p>0x3</text:p>
          </table:table-cell>
          <table:table-cell table:style-name="Default"/>
          <table:table-cell table:style-name="Default" table:formula="of:=&quot;0x&quot;&amp;DEC2HEX([.K1];1)" office:value-type="string" office:string-value="0x4">
            <text:p>0x4</text:p>
          </table:table-cell>
          <table:table-cell table:style-name="Default" table:formula="of:=&quot;0x&quot;&amp;DEC2HEX([.L1];1)" office:value-type="string" office:string-value="0x5">
            <text:p>0x5</text:p>
          </table:table-cell>
          <table:table-cell table:style-name="Default" table:formula="of:=&quot;0x&quot;&amp;DEC2HEX([.M1];1)" office:value-type="string" office:string-value="0x6">
            <text:p>0x6</text:p>
          </table:table-cell>
          <table:table-cell table:style-name="Default" table:formula="of:=&quot;0x&quot;&amp;DEC2HEX([.N1];1)" office:value-type="string" office:string-value="0x7">
            <text:p>0x7</text:p>
          </table:table-cell>
          <table:table-cell table:style-name="Default"/>
          <table:table-cell table:style-name="Default" table:formula="of:=&quot;0x&quot;&amp;DEC2HEX([.P1];1)" office:value-type="string" office:string-value="0x8">
            <text:p>0x8</text:p>
          </table:table-cell>
          <table:table-cell table:style-name="Default" table:formula="of:=&quot;0x&quot;&amp;DEC2HEX([.Q1];1)" office:value-type="string" office:string-value="0x9">
            <text:p>0x9</text:p>
          </table:table-cell>
          <table:table-cell table:style-name="Default" table:formula="of:=&quot;0x&quot;&amp;DEC2HEX([.R1];1)" office:value-type="string" office:string-value="0xA">
            <text:p>0xA</text:p>
          </table:table-cell>
          <table:table-cell table:style-name="Default" table:formula="of:=&quot;0x&quot;&amp;DEC2HEX([.S1];1)" office:value-type="string" office:string-value="0xB">
            <text:p>0xB</text:p>
          </table:table-cell>
          <table:table-cell table:style-name="Default"/>
          <table:table-cell table:style-name="Default" table:formula="of:=&quot;0x&quot;&amp;DEC2HEX([.U1];1)" office:value-type="string" office:string-value="0xC">
            <text:p>0xC</text:p>
          </table:table-cell>
          <table:table-cell table:style-name="Default" table:formula="of:=&quot;0x&quot;&amp;DEC2HEX([.V1];1)" office:value-type="string" office:string-value="0xD">
            <text:p>0xD</text:p>
          </table:table-cell>
          <table:table-cell table:style-name="Default" table:formula="of:=&quot;0x&quot;&amp;DEC2HEX([.W1];1)" office:value-type="string" office:string-value="0xE">
            <text:p>0xE</text:p>
          </table:table-cell>
          <table:table-cell table:style-name="Default" table:formula="of:=&quot;0x&quot;&amp;DEC2HEX([.X1];1)" office:value-type="string" office:string-value="0xF">
            <text:p>0xF</text:p>
          </table:table-cell>
          <table:table-cell/>
        </table:table-row>
        <table:table-row table:style-name="ro2">
          <table:table-cell table:number-columns-repeated="5"/>
          <table:table-cell table:style-name="Default" table:number-columns-repeated="19"/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&quot;0x&quot;&amp;DEC2HEX([.A4];3)" office:value-type="string" office:string-value="0x000">
            <text:p>0x000</text:p>
          </table:table-cell>
          <table:table-cell table:formula="of:=&quot;0x&quot;&amp;DEC2HEX([.B4];3)" office:value-type="string" office:string-value="0x00F">
            <text:p>0x00F</text:p>
          </table:table-cell>
          <table:table-cell/>
          <table:table-cell table:style-name="ce2" office:value-type="string">
            <text:p>SLAVE_ID</text:p>
          </table:table-cell>
          <table:table-cell table:style-name="ce8" office:value-type="string">
            <text:p>SLAVE_ID</text:p>
          </table:table-cell>
          <table:table-cell table:style-name="ce6" office:value-type="string">
            <text:p>EEPROM_WE</text:p>
          </table:table-cell>
          <table:table-cell table:style-name="ce14" office:value-type="string">
            <text:p>EEPROM_WE</text:p>
          </table:table-cell>
          <table:table-cell/>
          <table:table-cell table:style-name="ce17" office:value-type="string" table:number-columns-spanned="14" table:number-rows-spanned="1">
            <text:p>SW Version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covered-table-cell table:style-name="Default"/>
          <table:covered-table-cell table:number-columns-repeated="3"/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formula="of:=&quot;0x&quot;&amp;DEC2HEX([.A5];3)" office:value-type="string" office:string-value="0x010">
            <text:p>0x010</text:p>
          </table:table-cell>
          <table:table-cell table:formula="of:=&quot;0x&quot;&amp;DEC2HEX([.B5];3)" office:value-type="string" office:string-value="0x01F">
            <text:p>0x01F</text:p>
          </table:table-cell>
          <table:table-cell/>
          <table:table-cell table:style-name="ce3" office:value-type="string">
            <text:p>VPC</text:p>
          </table:table-cell>
          <table:table-cell table:style-name="ce9" office:value-type="string">
            <text:p>VPC</text:p>
          </table:table-cell>
          <table:table-cell table:style-name="ce12"/>
          <table:table-cell table:style-name="ce15"/>
          <table:table-cell/>
          <table:table-cell table:style-name="ce18" office:value-type="string">
            <text:p>vPort0</text:p>
          </table:table-cell>
          <table:table-cell table:style-name="ce19" office:value-type="string">
            <text:p>vMask0</text:p>
          </table:table-cell>
          <table:table-cell table:style-name="ce3" office:value-type="string">
            <text:p>vPort1</text:p>
          </table:table-cell>
          <table:table-cell table:style-name="ce9" office:value-type="string">
            <text:p>vMask1</text:p>
          </table:table-cell>
          <table:table-cell table:number-columns-repeated="1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table:formula="of:=&quot;0x&quot;&amp;DEC2HEX([.A6];3)" office:value-type="string" office:string-value="0x020">
            <text:p>0x020</text:p>
          </table:table-cell>
          <table:table-cell table:formula="of:=&quot;0x&quot;&amp;DEC2HEX([.B6];3)" office:value-type="string" office:string-value="0x02F">
            <text:p>0x02F</text:p>
          </table:table-cell>
          <table:table-cell/>
          <table:table-cell table:style-name="ce4" office:value-type="string" table:number-columns-spanned="4" table:number-rows-spanned="1">
            <text:p>P{0,0} temporary Data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P{0,1} temporary Data</text:p>
          </table:table-cell>
          <table:covered-table-cell table:number-columns-repeated="3" table:style-name="ce10"/>
          <table:table-cell/>
          <table:table-cell table:style-name="ce4" office:value-type="string" table:number-columns-spanned="4" table:number-rows-spanned="1">
            <text:p>P{0,2} temporary Data</text:p>
          </table:table-cell>
          <table:covered-table-cell table:number-columns-repeated="3" table:style-name="ce10"/>
          <table:table-cell/>
          <table:table-cell table:style-name="ce4" office:value-type="string" table:number-columns-spanned="4" table:number-rows-spanned="1">
            <text:p>P{0,3} temporary Data</text:p>
          </table:table-cell>
          <table:covered-table-cell table:number-columns-repeated="3" table:style-name="ce10"/>
          <table:table-cell table:style-name="ce7" office:value-type="string" table:number-columns-spanned="1" table:number-rows-spanned="2">
            <text:p>virtual</text:p>
            <text:p>Port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table:formula="of:=&quot;0x&quot;&amp;DEC2HEX([.A7];3)" office:value-type="string" office:string-value="0x030">
            <text:p>0x030</text:p>
          </table:table-cell>
          <table:table-cell table:formula="of:=&quot;0x&quot;&amp;DEC2HEX([.B7];3)" office:value-type="string" office:string-value="0x03F">
            <text:p>0x03F</text:p>
          </table:table-cell>
          <table:table-cell/>
          <table:table-cell table:style-name="ce4" office:value-type="string" table:number-columns-spanned="4" table:number-rows-spanned="1">
            <text:p>P{0,4} temporary Data</text:p>
          </table:table-cell>
          <table:covered-table-cell table:number-columns-repeated="3" table:style-name="ce10"/>
          <table:table-cell/>
          <table:table-cell table:style-name="ce4" office:value-type="string" table:number-columns-spanned="4" table:number-rows-spanned="1">
            <text:p>P{0,5} temporary Data</text:p>
          </table:table-cell>
          <table:covered-table-cell table:number-columns-repeated="3" table:style-name="ce10"/>
          <table:table-cell/>
          <table:table-cell table:style-name="ce4" office:value-type="string" table:number-columns-spanned="4" table:number-rows-spanned="1">
            <text:p>P{0,6} temporary Data</text:p>
          </table:table-cell>
          <table:covered-table-cell table:number-columns-repeated="3" table:style-name="ce10"/>
          <table:table-cell/>
          <table:table-cell table:style-name="ce4" office:value-type="string" table:number-columns-spanned="4" table:number-rows-spanned="1">
            <text:p>P{0,7} temporary Data</text:p>
          </table:table-cell>
          <table:covered-table-cell table:number-columns-repeated="3" table:style-name="ce10"/>
          <table:covered-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table:formula="of:=&quot;0x&quot;&amp;DEC2HEX([.A8];3)" office:value-type="string" office:string-value="0x040">
            <text:p>0x040</text:p>
          </table:table-cell>
          <table:table-cell table:formula="of:=&quot;0x&quot;&amp;DEC2HEX([.B8];3)" office:value-type="string" office:string-value="0x04F">
            <text:p>0x04F</text:p>
          </table:table-cell>
          <table:table-cell/>
          <table:table-cell table:style-name="ce4" office:value-type="string" table:number-columns-spanned="4" table:number-rows-spanned="1">
            <text:p>P{1,0} temporary Data</text:p>
          </table:table-cell>
          <table:covered-table-cell table:number-columns-repeated="3" table:style-name="ce10"/>
          <table:table-cell/>
          <table:table-cell table:style-name="ce4" office:value-type="string" table:number-columns-spanned="4" table:number-rows-spanned="1">
            <text:p>P{1,1} temporary Data</text:p>
          </table:table-cell>
          <table:covered-table-cell table:number-columns-repeated="3" table:style-name="ce10"/>
          <table:table-cell/>
          <table:table-cell table:style-name="ce4" office:value-type="string" table:number-columns-spanned="4" table:number-rows-spanned="1">
            <text:p>P{1,2} temporary Data</text:p>
          </table:table-cell>
          <table:covered-table-cell table:number-columns-repeated="3" table:style-name="ce10"/>
          <table:table-cell/>
          <table:table-cell table:style-name="ce4" office:value-type="string" table:number-columns-spanned="4" table:number-rows-spanned="1">
            <text:p>P{1,3} temporary Data</text:p>
          </table:table-cell>
          <table:covered-table-cell table:number-columns-repeated="3" table:style-name="ce10"/>
          <table:table-cell table:style-name="ce7" office:value-type="string" table:number-columns-spanned="1" table:number-rows-spanned="2">
            <text:p>virtual</text:p>
            <text:p>Port1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table:formula="of:=&quot;0x&quot;&amp;DEC2HEX([.A9];3)" office:value-type="string" office:string-value="0x050">
            <text:p>0x050</text:p>
          </table:table-cell>
          <table:table-cell table:formula="of:=&quot;0x&quot;&amp;DEC2HEX([.B9];3)" office:value-type="string" office:string-value="0x05F">
            <text:p>0x05F</text:p>
          </table:table-cell>
          <table:table-cell/>
          <table:table-cell table:style-name="ce4" office:value-type="string" table:number-columns-spanned="4" table:number-rows-spanned="1">
            <text:p>P{1,4} temporary Data</text:p>
          </table:table-cell>
          <table:covered-table-cell table:number-columns-repeated="3" table:style-name="ce10"/>
          <table:table-cell/>
          <table:table-cell table:style-name="ce4" office:value-type="string" table:number-columns-spanned="4" table:number-rows-spanned="1">
            <text:p>P{1,5} temporary Data</text:p>
          </table:table-cell>
          <table:covered-table-cell table:number-columns-repeated="3" table:style-name="ce10"/>
          <table:table-cell/>
          <table:table-cell table:style-name="ce4" office:value-type="string" table:number-columns-spanned="4" table:number-rows-spanned="1">
            <text:p>P{1,6} temporary Data</text:p>
          </table:table-cell>
          <table:covered-table-cell table:number-columns-repeated="3" table:style-name="ce10"/>
          <table:table-cell/>
          <table:table-cell table:style-name="ce4" office:value-type="string" table:number-columns-spanned="4" table:number-rows-spanned="1">
            <text:p>P{1,7} temporary Data</text:p>
          </table:table-cell>
          <table:covered-table-cell table:number-columns-repeated="3" table:style-name="ce10"/>
          <table:covered-table-cell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11">
            <text:p>111</text:p>
          </table:table-cell>
          <table:table-cell table:formula="of:=&quot;0x&quot;&amp;DEC2HEX([.A10];3)" office:value-type="string" office:string-value="0x060">
            <text:p>0x060</text:p>
          </table:table-cell>
          <table:table-cell table:formula="of:=&quot;0x&quot;&amp;DEC2HEX([.B10];3)" office:value-type="string" office:string-value="0x06F">
            <text:p>0x06F</text:p>
          </table:table-cell>
          <table:table-cell/>
          <table:table-cell table:style-name="Default" table:number-columns-repeated="19"/>
          <table:table-cell table:style-name="ce7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27">
            <text:p>127</text:p>
          </table:table-cell>
          <table:table-cell table:formula="of:=&quot;0x&quot;&amp;DEC2HEX([.A11];3)" office:value-type="string" office:string-value="0x070">
            <text:p>0x070</text:p>
          </table:table-cell>
          <table:table-cell table:formula="of:=&quot;0x&quot;&amp;DEC2HEX([.B11];3)" office:value-type="string" office:string-value="0x07F">
            <text:p>0x07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43">
            <text:p>143</text:p>
          </table:table-cell>
          <table:table-cell table:formula="of:=&quot;0x&quot;&amp;DEC2HEX([.A12];3)" office:value-type="string" office:string-value="0x080">
            <text:p>0x080</text:p>
          </table:table-cell>
          <table:table-cell table:formula="of:=&quot;0x&quot;&amp;DEC2HEX([.B12];3)" office:value-type="string" office:string-value="0x08F">
            <text:p>0x08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159">
            <text:p>159</text:p>
          </table:table-cell>
          <table:table-cell table:formula="of:=&quot;0x&quot;&amp;DEC2HEX([.A13];3)" office:value-type="string" office:string-value="0x090">
            <text:p>0x090</text:p>
          </table:table-cell>
          <table:table-cell table:formula="of:=&quot;0x&quot;&amp;DEC2HEX([.B13];3)" office:value-type="string" office:string-value="0x09F">
            <text:p>0x09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75">
            <text:p>175</text:p>
          </table:table-cell>
          <table:table-cell table:formula="of:=&quot;0x&quot;&amp;DEC2HEX([.A14];3)" office:value-type="string" office:string-value="0x0A0">
            <text:p>0x0A0</text:p>
          </table:table-cell>
          <table:table-cell table:formula="of:=&quot;0x&quot;&amp;DEC2HEX([.B14];3)" office:value-type="string" office:string-value="0x0AF">
            <text:p>0x0AF</text:p>
          </table:table-cell>
          <table:table-cell/>
          <table:table-cell table:style-name="ce5"/>
          <table:table-cell table:number-columns-repeated="9"/>
          <table:table-cell table:style-name="ce5"/>
          <table:table-cell table:number-columns-repeated="9"/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191">
            <text:p>191</text:p>
          </table:table-cell>
          <table:table-cell table:formula="of:=&quot;0x&quot;&amp;DEC2HEX([.A15];3)" office:value-type="string" office:string-value="0x0B0">
            <text:p>0x0B0</text:p>
          </table:table-cell>
          <table:table-cell table:formula="of:=&quot;0x&quot;&amp;DEC2HEX([.B15];3)" office:value-type="string" office:string-value="0x0BF">
            <text:p>0x0BF</text:p>
          </table:table-cell>
          <table:table-cell/>
          <table:table-cell table:style-name="ce5"/>
          <table:table-cell table:number-columns-repeated="9"/>
          <table:table-cell table:style-name="ce5"/>
          <table:table-cell table:number-columns-repeated="9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207">
            <text:p>207</text:p>
          </table:table-cell>
          <table:table-cell table:formula="of:=&quot;0x&quot;&amp;DEC2HEX([.A16];3)" office:value-type="string" office:string-value="0x0C0">
            <text:p>0x0C0</text:p>
          </table:table-cell>
          <table:table-cell table:formula="of:=&quot;0x&quot;&amp;DEC2HEX([.B16];3)" office:value-type="string" office:string-value="0x0CF">
            <text:p>0x0CF</text:p>
          </table:table-cell>
          <table:table-cell/>
          <table:table-cell table:style-name="ce5"/>
          <table:table-cell table:number-columns-repeated="9"/>
          <table:table-cell table:style-name="ce5"/>
          <table:table-cell table:number-columns-repeated="9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223">
            <text:p>223</text:p>
          </table:table-cell>
          <table:table-cell table:formula="of:=&quot;0x&quot;&amp;DEC2HEX([.A17];3)" office:value-type="string" office:string-value="0x0D0">
            <text:p>0x0D0</text:p>
          </table:table-cell>
          <table:table-cell table:formula="of:=&quot;0x&quot;&amp;DEC2HEX([.B17];3)" office:value-type="string" office:string-value="0x0DF">
            <text:p>0x0DF</text:p>
          </table:table-cell>
          <table:table-cell/>
          <table:table-cell table:style-name="ce5"/>
          <table:table-cell table:number-columns-repeated="9"/>
          <table:table-cell table:style-name="ce5"/>
          <table:table-cell table:number-columns-repeated="9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239">
            <text:p>239</text:p>
          </table:table-cell>
          <table:table-cell table:formula="of:=&quot;0x&quot;&amp;DEC2HEX([.A18];3)" office:value-type="string" office:string-value="0x0E0">
            <text:p>0x0E0</text:p>
          </table:table-cell>
          <table:table-cell table:formula="of:=&quot;0x&quot;&amp;DEC2HEX([.B18];3)" office:value-type="string" office:string-value="0x0EF">
            <text:p>0x0EF</text:p>
          </table:table-cell>
          <table:table-cell/>
          <table:table-cell table:style-name="ce5"/>
          <table:table-cell table:number-columns-repeated="9"/>
          <table:table-cell table:style-name="ce5"/>
          <table:table-cell table:number-columns-repeated="9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  <table:table-cell table:formula="of:=&quot;0x&quot;&amp;DEC2HEX([.A19];3)" office:value-type="string" office:string-value="0x0F0">
            <text:p>0x0F0</text:p>
          </table:table-cell>
          <table:table-cell table:formula="of:=&quot;0x&quot;&amp;DEC2HEX([.B19];3)" office:value-type="string" office:string-value="0x0FF">
            <text:p>0x0FF</text:p>
          </table:table-cell>
          <table:table-cell/>
          <table:table-cell table:style-name="ce5"/>
          <table:table-cell table:number-columns-repeated="9"/>
          <table:table-cell table:style-name="ce5"/>
          <table:table-cell table:number-columns-repeated="9"/>
        </table:table-row>
        <table:table-row table:style-name="ro2" table:number-rows-repeated="8">
          <table:table-cell table:number-columns-repeated="5"/>
          <table:table-cell table:style-name="ce5"/>
          <table:table-cell table:number-columns-repeated="9"/>
          <table:table-cell table:style-name="ce5"/>
          <table:table-cell table:number-columns-repeated="9"/>
        </table:table-row>
        <table:table-row table:style-name="ro2" table:number-rows-repeated="3">
          <table:table-cell table:number-columns-repeated="5"/>
          <table:table-cell table:style-name="Default" table:number-columns-repeated="19"/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&quot;0x&quot;&amp;DEC2HEX([.A31];3)" office:value-type="string" office:string-value="0x000">
            <text:p>0x000</text:p>
          </table:table-cell>
          <table:table-cell table:formula="of:=&quot;0x&quot;&amp;DEC2HEX([.B31];3)" office:value-type="string" office:string-value="0x00F">
            <text:p>0x00F</text:p>
          </table:table-cell>
          <table:table-cell/>
          <table:table-cell table:style-name="ce6" office:value-type="string">
            <text:p>I2C Add</text:p>
          </table:table-cell>
          <table:table-cell table:style-name="ce11"/>
          <table:table-cell table:style-name="ce13" office:value-type="string" table:number-columns-spanned="2" table:number-rows-spanned="1">
            <text:p>PULSE_TIME</text:p>
          </table:table-cell>
          <table:covered-table-cell table:style-name="ce16"/>
          <table:table-cell table:style-name="Default" table:number-columns-repeated="15"/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formula="of:=&quot;0x&quot;&amp;DEC2HEX([.A32];3)" office:value-type="string" office:string-value="0x010">
            <text:p>0x010</text:p>
          </table:table-cell>
          <table:table-cell table:formula="of:=&quot;0x&quot;&amp;DEC2HEX([.B32];3)" office:value-type="string" office:string-value="0x01F">
            <text:p>0x01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table:formula="of:=&quot;0x&quot;&amp;DEC2HEX([.A33];3)" office:value-type="string" office:string-value="0x020">
            <text:p>0x020</text:p>
          </table:table-cell>
          <table:table-cell table:formula="of:=&quot;0x&quot;&amp;DEC2HEX([.B33];3)" office:value-type="string" office:string-value="0x02F">
            <text:p>0x02F</text:p>
          </table:table-cell>
          <table:table-cell/>
          <table:table-cell table:style-name="ce5" office:value-type="string" table:number-columns-spanned="4" table:number-rows-spanned="1">
            <text:p>P{0,0} permanent Data</text:p>
          </table:table-cell>
          <table:covered-table-cell table:number-columns-repeated="3"/>
          <table:table-cell/>
          <table:table-cell table:style-name="ce5" office:value-type="string" table:number-columns-spanned="4" table:number-rows-spanned="1">
            <text:p>P{0,1} permanent Data</text:p>
          </table:table-cell>
          <table:covered-table-cell table:number-columns-repeated="3"/>
          <table:table-cell/>
          <table:table-cell table:style-name="ce5" office:value-type="string" table:number-columns-spanned="4" table:number-rows-spanned="1">
            <text:p>P{0,2} permanent Data</text:p>
          </table:table-cell>
          <table:covered-table-cell table:number-columns-repeated="3"/>
          <table:table-cell/>
          <table:table-cell table:style-name="ce5" office:value-type="string" table:number-columns-spanned="4" table:number-rows-spanned="1">
            <text:p>P{0,3} permanent Data</text:p>
          </table:table-cell>
          <table:covered-table-cell table:number-columns-repeated="3"/>
          <table:table-cell table:style-name="ce7" office:value-type="string" table:number-columns-spanned="1" table:number-rows-spanned="2">
            <text:p>virtual</text:p>
            <text:p>Port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table:formula="of:=&quot;0x&quot;&amp;DEC2HEX([.A34];3)" office:value-type="string" office:string-value="0x030">
            <text:p>0x030</text:p>
          </table:table-cell>
          <table:table-cell table:formula="of:=&quot;0x&quot;&amp;DEC2HEX([.B34];3)" office:value-type="string" office:string-value="0x03F">
            <text:p>0x03F</text:p>
          </table:table-cell>
          <table:table-cell/>
          <table:table-cell table:style-name="ce5" office:value-type="string" table:number-columns-spanned="4" table:number-rows-spanned="1">
            <text:p>P{0,4} permanent Data</text:p>
          </table:table-cell>
          <table:covered-table-cell table:number-columns-repeated="3"/>
          <table:table-cell/>
          <table:table-cell table:style-name="ce5" office:value-type="string" table:number-columns-spanned="4" table:number-rows-spanned="1">
            <text:p>P{0,5} permanent Data</text:p>
          </table:table-cell>
          <table:covered-table-cell table:number-columns-repeated="3"/>
          <table:table-cell/>
          <table:table-cell table:style-name="ce5" office:value-type="string" table:number-columns-spanned="4" table:number-rows-spanned="1">
            <text:p>P{0,6} permanent Data</text:p>
          </table:table-cell>
          <table:covered-table-cell table:number-columns-repeated="3"/>
          <table:table-cell/>
          <table:table-cell table:style-name="ce5" office:value-type="string" table:number-columns-spanned="4" table:number-rows-spanned="1">
            <text:p>P{0,7} permanent Data</text:p>
          </table:table-cell>
          <table:covered-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table:formula="of:=&quot;0x&quot;&amp;DEC2HEX([.A35];3)" office:value-type="string" office:string-value="0x040">
            <text:p>0x040</text:p>
          </table:table-cell>
          <table:table-cell table:formula="of:=&quot;0x&quot;&amp;DEC2HEX([.B35];3)" office:value-type="string" office:string-value="0x04F">
            <text:p>0x04F</text:p>
          </table:table-cell>
          <table:table-cell/>
          <table:table-cell table:style-name="ce5" office:value-type="string" table:number-columns-spanned="4" table:number-rows-spanned="1">
            <text:p>P{1,0} permanent Data</text:p>
          </table:table-cell>
          <table:covered-table-cell table:number-columns-repeated="3"/>
          <table:table-cell/>
          <table:table-cell table:style-name="ce5" office:value-type="string" table:number-columns-spanned="4" table:number-rows-spanned="1">
            <text:p>P{1,1} permanent Data</text:p>
          </table:table-cell>
          <table:covered-table-cell table:number-columns-repeated="3"/>
          <table:table-cell/>
          <table:table-cell table:style-name="ce5" office:value-type="string" table:number-columns-spanned="4" table:number-rows-spanned="1">
            <text:p>P{1,2} permanent Data</text:p>
          </table:table-cell>
          <table:covered-table-cell table:number-columns-repeated="3"/>
          <table:table-cell/>
          <table:table-cell table:style-name="ce5" office:value-type="string" table:number-columns-spanned="4" table:number-rows-spanned="1">
            <text:p>P{1,3} permanent Data</text:p>
          </table:table-cell>
          <table:covered-table-cell table:number-columns-repeated="3"/>
          <table:table-cell table:style-name="ce7" office:value-type="string" table:number-columns-spanned="1" table:number-rows-spanned="2">
            <text:p>virtual</text:p>
            <text:p>Port1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table:formula="of:=&quot;0x&quot;&amp;DEC2HEX([.A36];3)" office:value-type="string" office:string-value="0x050">
            <text:p>0x050</text:p>
          </table:table-cell>
          <table:table-cell table:formula="of:=&quot;0x&quot;&amp;DEC2HEX([.B36];3)" office:value-type="string" office:string-value="0x05F">
            <text:p>0x05F</text:p>
          </table:table-cell>
          <table:table-cell/>
          <table:table-cell table:style-name="ce5" office:value-type="string" table:number-columns-spanned="4" table:number-rows-spanned="1">
            <text:p>P{1,4} permanent Data</text:p>
          </table:table-cell>
          <table:covered-table-cell table:number-columns-repeated="3"/>
          <table:table-cell/>
          <table:table-cell table:style-name="ce5" office:value-type="string" table:number-columns-spanned="4" table:number-rows-spanned="1">
            <text:p>P{1,5} permanent Data</text:p>
          </table:table-cell>
          <table:covered-table-cell table:number-columns-repeated="3"/>
          <table:table-cell/>
          <table:table-cell table:style-name="ce5" office:value-type="string" table:number-columns-spanned="4" table:number-rows-spanned="1">
            <text:p>P{1,6} permanent Data</text:p>
          </table:table-cell>
          <table:covered-table-cell table:number-columns-repeated="3"/>
          <table:table-cell/>
          <table:table-cell table:style-name="ce5" office:value-type="string" table:number-columns-spanned="4" table:number-rows-spanned="1">
            <text:p>P{1,7} permanent Data</text:p>
          </table:table-cell>
          <table:covered-table-cell table:number-columns-repeated="4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11">
            <text:p>111</text:p>
          </table:table-cell>
          <table:table-cell table:formula="of:=&quot;0x&quot;&amp;DEC2HEX([.A37];3)" office:value-type="string" office:string-value="0x060">
            <text:p>0x060</text:p>
          </table:table-cell>
          <table:table-cell table:formula="of:=&quot;0x&quot;&amp;DEC2HEX([.B37];3)" office:value-type="string" office:string-value="0x06F">
            <text:p>0x06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27">
            <text:p>127</text:p>
          </table:table-cell>
          <table:table-cell table:formula="of:=&quot;0x&quot;&amp;DEC2HEX([.A38];3)" office:value-type="string" office:string-value="0x070">
            <text:p>0x070</text:p>
          </table:table-cell>
          <table:table-cell table:formula="of:=&quot;0x&quot;&amp;DEC2HEX([.B38];3)" office:value-type="string" office:string-value="0x07F">
            <text:p>0x07F</text:p>
          </table:table-cell>
          <table:table-cell/>
          <table:table-cell table:style-name="Default"/>
          <table:table-cell table:style-name="Default" office:value-type="string">
            <text:p>P{0,0} Type</text:p>
          </table:table-cell>
          <table:table-cell table:style-name="Default"/>
          <table:table-cell table:style-name="Default" office:value-type="string">
            <text:p>P{0,1} Type</text:p>
          </table:table-cell>
          <table:table-cell table:style-name="Default" table:number-columns-repeated="2"/>
          <table:table-cell table:style-name="Default" office:value-type="string">
            <text:p>P{0,2} Type</text:p>
          </table:table-cell>
          <table:table-cell table:style-name="Default"/>
          <table:table-cell table:style-name="Default" office:value-type="string">
            <text:p>P{0,3} Type</text:p>
          </table:table-cell>
          <table:table-cell table:style-name="Default" table:number-columns-repeated="2"/>
          <table:table-cell table:style-name="Default" office:value-type="string">
            <text:p>P{0,4} Type</text:p>
          </table:table-cell>
          <table:table-cell table:style-name="Default"/>
          <table:table-cell table:style-name="Default" office:value-type="string">
            <text:p>P{0,5} Type</text:p>
          </table:table-cell>
          <table:table-cell table:style-name="Default" table:number-columns-repeated="2"/>
          <table:table-cell table:style-name="Default" office:value-type="string">
            <text:p>P{0,6} Type</text:p>
          </table:table-cell>
          <table:table-cell table:style-name="Default"/>
          <table:table-cell table:style-name="Default" office:value-type="string">
            <text:p>P{0,7} Type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43">
            <text:p>143</text:p>
          </table:table-cell>
          <table:table-cell table:formula="of:=&quot;0x&quot;&amp;DEC2HEX([.A39];3)" office:value-type="string" office:string-value="0x080">
            <text:p>0x080</text:p>
          </table:table-cell>
          <table:table-cell table:formula="of:=&quot;0x&quot;&amp;DEC2HEX([.B39];3)" office:value-type="string" office:string-value="0x08F">
            <text:p>0x08F</text:p>
          </table:table-cell>
          <table:table-cell/>
          <table:table-cell table:style-name="Default"/>
          <table:table-cell table:style-name="Default" office:value-type="string">
            <text:p>P{1,0} Type</text:p>
          </table:table-cell>
          <table:table-cell table:style-name="Default"/>
          <table:table-cell table:style-name="Default" office:value-type="string">
            <text:p>P{1,1} Type</text:p>
          </table:table-cell>
          <table:table-cell table:style-name="Default" table:number-columns-repeated="2"/>
          <table:table-cell table:style-name="Default" office:value-type="string">
            <text:p>P{1,2} Type</text:p>
          </table:table-cell>
          <table:table-cell table:style-name="Default"/>
          <table:table-cell table:style-name="Default" office:value-type="string">
            <text:p>P{1,3} Type</text:p>
          </table:table-cell>
          <table:table-cell table:style-name="Default" table:number-columns-repeated="2"/>
          <table:table-cell table:style-name="Default" office:value-type="string">
            <text:p>P{1,4} Type</text:p>
          </table:table-cell>
          <table:table-cell table:style-name="Default"/>
          <table:table-cell table:style-name="Default" office:value-type="string">
            <text:p>P{1,5} Type</text:p>
          </table:table-cell>
          <table:table-cell table:style-name="Default" table:number-columns-repeated="2"/>
          <table:table-cell table:style-name="Default" office:value-type="string">
            <text:p>P{1,6} Type</text:p>
          </table:table-cell>
          <table:table-cell table:style-name="Default"/>
          <table:table-cell table:style-name="Default" office:value-type="string">
            <text:p>P{1,7} Type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159">
            <text:p>159</text:p>
          </table:table-cell>
          <table:table-cell table:formula="of:=&quot;0x&quot;&amp;DEC2HEX([.A40];3)" office:value-type="string" office:string-value="0x090">
            <text:p>0x090</text:p>
          </table:table-cell>
          <table:table-cell table:formula="of:=&quot;0x&quot;&amp;DEC2HEX([.B40];3)" office:value-type="string" office:string-value="0x09F">
            <text:p>0x09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75">
            <text:p>175</text:p>
          </table:table-cell>
          <table:table-cell table:formula="of:=&quot;0x&quot;&amp;DEC2HEX([.A41];3)" office:value-type="string" office:string-value="0x0A0">
            <text:p>0x0A0</text:p>
          </table:table-cell>
          <table:table-cell table:formula="of:=&quot;0x&quot;&amp;DEC2HEX([.B41];3)" office:value-type="string" office:string-value="0x0AF">
            <text:p>0x0A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191">
            <text:p>191</text:p>
          </table:table-cell>
          <table:table-cell table:formula="of:=&quot;0x&quot;&amp;DEC2HEX([.A42];3)" office:value-type="string" office:string-value="0x0B0">
            <text:p>0x0B0</text:p>
          </table:table-cell>
          <table:table-cell table:formula="of:=&quot;0x&quot;&amp;DEC2HEX([.B42];3)" office:value-type="string" office:string-value="0x0BF">
            <text:p>0x0B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207">
            <text:p>207</text:p>
          </table:table-cell>
          <table:table-cell table:formula="of:=&quot;0x&quot;&amp;DEC2HEX([.A43];3)" office:value-type="string" office:string-value="0x0C0">
            <text:p>0x0C0</text:p>
          </table:table-cell>
          <table:table-cell table:formula="of:=&quot;0x&quot;&amp;DEC2HEX([.B43];3)" office:value-type="string" office:string-value="0x0CF">
            <text:p>0x0C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223">
            <text:p>223</text:p>
          </table:table-cell>
          <table:table-cell table:formula="of:=&quot;0x&quot;&amp;DEC2HEX([.A44];3)" office:value-type="string" office:string-value="0x0D0">
            <text:p>0x0D0</text:p>
          </table:table-cell>
          <table:table-cell table:formula="of:=&quot;0x&quot;&amp;DEC2HEX([.B44];3)" office:value-type="string" office:string-value="0x0DF">
            <text:p>0x0D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239">
            <text:p>239</text:p>
          </table:table-cell>
          <table:table-cell table:formula="of:=&quot;0x&quot;&amp;DEC2HEX([.A45];3)" office:value-type="string" office:string-value="0x0E0">
            <text:p>0x0E0</text:p>
          </table:table-cell>
          <table:table-cell table:formula="of:=&quot;0x&quot;&amp;DEC2HEX([.B45];3)" office:value-type="string" office:string-value="0x0EF">
            <text:p>0x0E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  <table:table-cell table:formula="of:=&quot;0x&quot;&amp;DEC2HEX([.A46];3)" office:value-type="string" office:string-value="0x0F0">
            <text:p>0x0F0</text:p>
          </table:table-cell>
          <table:table-cell table:formula="of:=&quot;0x&quot;&amp;DEC2HEX([.B46];3)" office:value-type="string" office:string-value="0x0FF">
            <text:p>0x0F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271">
            <text:p>271</text:p>
          </table:table-cell>
          <table:table-cell table:formula="of:=&quot;0x&quot;&amp;DEC2HEX([.A47];3)" office:value-type="string" office:string-value="0x100">
            <text:p>0x100</text:p>
          </table:table-cell>
          <table:table-cell table:formula="of:=&quot;0x&quot;&amp;DEC2HEX([.B47];3)" office:value-type="string" office:string-value="0x10F">
            <text:p>0x10F</text:p>
          </table:table-cell>
          <table:table-cell/>
          <table:table-cell table:style-name="ce7" office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>
            <text:p>P{0,0}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287">
            <text:p>287</text:p>
          </table:table-cell>
          <table:table-cell table:formula="of:=&quot;0x&quot;&amp;DEC2HEX([.A48];3)" office:value-type="string" office:string-value="0x110">
            <text:p>0x110</text:p>
          </table:table-cell>
          <table:table-cell table:formula="of:=&quot;0x&quot;&amp;DEC2HEX([.B48];3)" office:value-type="string" office:string-value="0x11F">
            <text:p>0x11F</text:p>
          </table:table-cell>
          <table:table-cell/>
          <table:table-cell table:style-name="ce7" office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>
            <text:p>P{0,1}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303">
            <text:p>303</text:p>
          </table:table-cell>
          <table:table-cell table:formula="of:=&quot;0x&quot;&amp;DEC2HEX([.A49];3)" office:value-type="string" office:string-value="0x120">
            <text:p>0x120</text:p>
          </table:table-cell>
          <table:table-cell table:formula="of:=&quot;0x&quot;&amp;DEC2HEX([.B49];3)" office:value-type="string" office:string-value="0x12F">
            <text:p>0x12F</text:p>
          </table:table-cell>
          <table:table-cell/>
          <table:table-cell table:style-name="ce7" office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>
            <text:p>P{0,2}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319">
            <text:p>319</text:p>
          </table:table-cell>
          <table:table-cell table:formula="of:=&quot;0x&quot;&amp;DEC2HEX([.A50];3)" office:value-type="string" office:string-value="0x130">
            <text:p>0x130</text:p>
          </table:table-cell>
          <table:table-cell table:formula="of:=&quot;0x&quot;&amp;DEC2HEX([.B50];3)" office:value-type="string" office:string-value="0x13F">
            <text:p>0x13F</text:p>
          </table:table-cell>
          <table:table-cell/>
          <table:table-cell table:style-name="ce7" office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>
            <text:p>P{0,3}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335">
            <text:p>335</text:p>
          </table:table-cell>
          <table:table-cell table:formula="of:=&quot;0x&quot;&amp;DEC2HEX([.A51];3)" office:value-type="string" office:string-value="0x140">
            <text:p>0x140</text:p>
          </table:table-cell>
          <table:table-cell table:formula="of:=&quot;0x&quot;&amp;DEC2HEX([.B51];3)" office:value-type="string" office:string-value="0x14F">
            <text:p>0x14F</text:p>
          </table:table-cell>
          <table:table-cell/>
          <table:table-cell table:style-name="ce7" office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>
            <text:p>P{0,4}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351">
            <text:p>351</text:p>
          </table:table-cell>
          <table:table-cell table:formula="of:=&quot;0x&quot;&amp;DEC2HEX([.A52];3)" office:value-type="string" office:string-value="0x150">
            <text:p>0x150</text:p>
          </table:table-cell>
          <table:table-cell table:formula="of:=&quot;0x&quot;&amp;DEC2HEX([.B52];3)" office:value-type="string" office:string-value="0x15F">
            <text:p>0x15F</text:p>
          </table:table-cell>
          <table:table-cell/>
          <table:table-cell table:style-name="ce7" office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>
            <text:p>P{0,5}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367">
            <text:p>367</text:p>
          </table:table-cell>
          <table:table-cell table:formula="of:=&quot;0x&quot;&amp;DEC2HEX([.A53];3)" office:value-type="string" office:string-value="0x160">
            <text:p>0x160</text:p>
          </table:table-cell>
          <table:table-cell table:formula="of:=&quot;0x&quot;&amp;DEC2HEX([.B53];3)" office:value-type="string" office:string-value="0x16F">
            <text:p>0x16F</text:p>
          </table:table-cell>
          <table:table-cell/>
          <table:table-cell table:style-name="ce7" office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>
            <text:p>P{0,6}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383">
            <text:p>383</text:p>
          </table:table-cell>
          <table:table-cell table:formula="of:=&quot;0x&quot;&amp;DEC2HEX([.A54];3)" office:value-type="string" office:string-value="0x170">
            <text:p>0x170</text:p>
          </table:table-cell>
          <table:table-cell table:formula="of:=&quot;0x&quot;&amp;DEC2HEX([.B54];3)" office:value-type="string" office:string-value="0x17F">
            <text:p>0x17F</text:p>
          </table:table-cell>
          <table:table-cell/>
          <table:table-cell table:style-name="ce7" office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>
            <text:p>P{0,7}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399">
            <text:p>399</text:p>
          </table:table-cell>
          <table:table-cell table:formula="of:=&quot;0x&quot;&amp;DEC2HEX([.A55];3)" office:value-type="string" office:string-value="0x180">
            <text:p>0x180</text:p>
          </table:table-cell>
          <table:table-cell table:formula="of:=&quot;0x&quot;&amp;DEC2HEX([.B55];3)" office:value-type="string" office:string-value="0x18F">
            <text:p>0x18F</text:p>
          </table:table-cell>
          <table:table-cell/>
          <table:table-cell table:style-name="ce7" office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>
            <text:p>P{1,0}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415">
            <text:p>415</text:p>
          </table:table-cell>
          <table:table-cell table:formula="of:=&quot;0x&quot;&amp;DEC2HEX([.A56];3)" office:value-type="string" office:string-value="0x190">
            <text:p>0x190</text:p>
          </table:table-cell>
          <table:table-cell table:formula="of:=&quot;0x&quot;&amp;DEC2HEX([.B56];3)" office:value-type="string" office:string-value="0x19F">
            <text:p>0x19F</text:p>
          </table:table-cell>
          <table:table-cell/>
          <table:table-cell table:style-name="ce7" office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>
            <text:p>P{1,1}</text:p>
          </table:table-cell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431">
            <text:p>431</text:p>
          </table:table-cell>
          <table:table-cell table:formula="of:=&quot;0x&quot;&amp;DEC2HEX([.A57];3)" office:value-type="string" office:string-value="0x1A0">
            <text:p>0x1A0</text:p>
          </table:table-cell>
          <table:table-cell table:formula="of:=&quot;0x&quot;&amp;DEC2HEX([.B57];3)" office:value-type="string" office:string-value="0x1AF">
            <text:p>0x1AF</text:p>
          </table:table-cell>
          <table:table-cell/>
          <table:table-cell table:style-name="ce7" office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>
            <text:p>P{1,2}</text:p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447">
            <text:p>447</text:p>
          </table:table-cell>
          <table:table-cell table:formula="of:=&quot;0x&quot;&amp;DEC2HEX([.A58];3)" office:value-type="string" office:string-value="0x1B0">
            <text:p>0x1B0</text:p>
          </table:table-cell>
          <table:table-cell table:formula="of:=&quot;0x&quot;&amp;DEC2HEX([.B58];3)" office:value-type="string" office:string-value="0x1BF">
            <text:p>0x1BF</text:p>
          </table:table-cell>
          <table:table-cell/>
          <table:table-cell table:style-name="ce7" office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>
            <text:p>P{1,3}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463">
            <text:p>463</text:p>
          </table:table-cell>
          <table:table-cell table:formula="of:=&quot;0x&quot;&amp;DEC2HEX([.A59];3)" office:value-type="string" office:string-value="0x1C0">
            <text:p>0x1C0</text:p>
          </table:table-cell>
          <table:table-cell table:formula="of:=&quot;0x&quot;&amp;DEC2HEX([.B59];3)" office:value-type="string" office:string-value="0x1CF">
            <text:p>0x1CF</text:p>
          </table:table-cell>
          <table:table-cell/>
          <table:table-cell table:style-name="ce7" office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>
            <text:p>P{1,4}</text:p>
          </table:table-cell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479">
            <text:p>479</text:p>
          </table:table-cell>
          <table:table-cell table:formula="of:=&quot;0x&quot;&amp;DEC2HEX([.A60];3)" office:value-type="string" office:string-value="0x1D0">
            <text:p>0x1D0</text:p>
          </table:table-cell>
          <table:table-cell table:formula="of:=&quot;0x&quot;&amp;DEC2HEX([.B60];3)" office:value-type="string" office:string-value="0x1DF">
            <text:p>0x1DF</text:p>
          </table:table-cell>
          <table:table-cell/>
          <table:table-cell table:style-name="ce7" office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>
            <text:p>P{1,5}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495">
            <text:p>495</text:p>
          </table:table-cell>
          <table:table-cell table:formula="of:=&quot;0x&quot;&amp;DEC2HEX([.A61];3)" office:value-type="string" office:string-value="0x1E0">
            <text:p>0x1E0</text:p>
          </table:table-cell>
          <table:table-cell table:formula="of:=&quot;0x&quot;&amp;DEC2HEX([.B61];3)" office:value-type="string" office:string-value="0x1EF">
            <text:p>0x1EF</text:p>
          </table:table-cell>
          <table:table-cell/>
          <table:table-cell table:style-name="ce7" office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>
            <text:p>P{1,6}</text:p>
          </table:table-cell>
        </table:table-row>
        <table:table-row table:style-name="ro2">
          <table:table-cell office:value-type="float" office:value="496">
            <text:p>496</text:p>
          </table:table-cell>
          <table:table-cell office:value-type="float" office:value="511">
            <text:p>511</text:p>
          </table:table-cell>
          <table:table-cell table:formula="of:=&quot;0x&quot;&amp;DEC2HEX([.A62];3)" office:value-type="string" office:string-value="0x1F0">
            <text:p>0x1F0</text:p>
          </table:table-cell>
          <table:table-cell table:formula="of:=&quot;0x&quot;&amp;DEC2HEX([.B62];3)" office:value-type="string" office:string-value="0x1FF">
            <text:p>0x1FF</text:p>
          </table:table-cell>
          <table:table-cell/>
          <table:table-cell table:style-name="ce7" office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>
            <text:p>P{1,7}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527">
            <text:p>527</text:p>
          </table:table-cell>
          <table:table-cell table:formula="of:=&quot;0x&quot;&amp;DEC2HEX([.A63];3)" office:value-type="string" office:string-value="0x200">
            <text:p>0x200</text:p>
          </table:table-cell>
          <table:table-cell table:formula="of:=&quot;0x&quot;&amp;DEC2HEX([.B63];3)" office:value-type="string" office:string-value="0x20F">
            <text:p>0x20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528">
            <text:p>528</text:p>
          </table:table-cell>
          <table:table-cell office:value-type="float" office:value="543">
            <text:p>543</text:p>
          </table:table-cell>
          <table:table-cell table:formula="of:=&quot;0x&quot;&amp;DEC2HEX([.A64];3)" office:value-type="string" office:string-value="0x210">
            <text:p>0x210</text:p>
          </table:table-cell>
          <table:table-cell table:formula="of:=&quot;0x&quot;&amp;DEC2HEX([.B64];3)" office:value-type="string" office:string-value="0x21F">
            <text:p>0x21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544">
            <text:p>544</text:p>
          </table:table-cell>
          <table:table-cell office:value-type="float" office:value="559">
            <text:p>559</text:p>
          </table:table-cell>
          <table:table-cell table:formula="of:=&quot;0x&quot;&amp;DEC2HEX([.A65];3)" office:value-type="string" office:string-value="0x220">
            <text:p>0x220</text:p>
          </table:table-cell>
          <table:table-cell table:formula="of:=&quot;0x&quot;&amp;DEC2HEX([.B65];3)" office:value-type="string" office:string-value="0x22F">
            <text:p>0x22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575">
            <text:p>575</text:p>
          </table:table-cell>
          <table:table-cell table:formula="of:=&quot;0x&quot;&amp;DEC2HEX([.A66];3)" office:value-type="string" office:string-value="0x230">
            <text:p>0x230</text:p>
          </table:table-cell>
          <table:table-cell table:formula="of:=&quot;0x&quot;&amp;DEC2HEX([.B66];3)" office:value-type="string" office:string-value="0x23F">
            <text:p>0x23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591">
            <text:p>591</text:p>
          </table:table-cell>
          <table:table-cell table:formula="of:=&quot;0x&quot;&amp;DEC2HEX([.A67];3)" office:value-type="string" office:string-value="0x240">
            <text:p>0x240</text:p>
          </table:table-cell>
          <table:table-cell table:formula="of:=&quot;0x&quot;&amp;DEC2HEX([.B67];3)" office:value-type="string" office:string-value="0x24F">
            <text:p>0x24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592">
            <text:p>592</text:p>
          </table:table-cell>
          <table:table-cell office:value-type="float" office:value="607">
            <text:p>607</text:p>
          </table:table-cell>
          <table:table-cell table:formula="of:=&quot;0x&quot;&amp;DEC2HEX([.A68];3)" office:value-type="string" office:string-value="0x250">
            <text:p>0x250</text:p>
          </table:table-cell>
          <table:table-cell table:formula="of:=&quot;0x&quot;&amp;DEC2HEX([.B68];3)" office:value-type="string" office:string-value="0x25F">
            <text:p>0x25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608">
            <text:p>608</text:p>
          </table:table-cell>
          <table:table-cell office:value-type="float" office:value="623">
            <text:p>623</text:p>
          </table:table-cell>
          <table:table-cell table:formula="of:=&quot;0x&quot;&amp;DEC2HEX([.A69];3)" office:value-type="string" office:string-value="0x260">
            <text:p>0x260</text:p>
          </table:table-cell>
          <table:table-cell table:formula="of:=&quot;0x&quot;&amp;DEC2HEX([.B69];3)" office:value-type="string" office:string-value="0x26F">
            <text:p>0x26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624">
            <text:p>624</text:p>
          </table:table-cell>
          <table:table-cell office:value-type="float" office:value="639">
            <text:p>639</text:p>
          </table:table-cell>
          <table:table-cell table:formula="of:=&quot;0x&quot;&amp;DEC2HEX([.A70];3)" office:value-type="string" office:string-value="0x270">
            <text:p>0x270</text:p>
          </table:table-cell>
          <table:table-cell table:formula="of:=&quot;0x&quot;&amp;DEC2HEX([.B70];3)" office:value-type="string" office:string-value="0x27F">
            <text:p>0x27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655">
            <text:p>655</text:p>
          </table:table-cell>
          <table:table-cell table:formula="of:=&quot;0x&quot;&amp;DEC2HEX([.A71];3)" office:value-type="string" office:string-value="0x280">
            <text:p>0x280</text:p>
          </table:table-cell>
          <table:table-cell table:formula="of:=&quot;0x&quot;&amp;DEC2HEX([.B71];3)" office:value-type="string" office:string-value="0x28F">
            <text:p>0x28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656">
            <text:p>656</text:p>
          </table:table-cell>
          <table:table-cell office:value-type="float" office:value="671">
            <text:p>671</text:p>
          </table:table-cell>
          <table:table-cell table:formula="of:=&quot;0x&quot;&amp;DEC2HEX([.A72];3)" office:value-type="string" office:string-value="0x290">
            <text:p>0x290</text:p>
          </table:table-cell>
          <table:table-cell table:formula="of:=&quot;0x&quot;&amp;DEC2HEX([.B72];3)" office:value-type="string" office:string-value="0x29F">
            <text:p>0x29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672">
            <text:p>672</text:p>
          </table:table-cell>
          <table:table-cell office:value-type="float" office:value="687">
            <text:p>687</text:p>
          </table:table-cell>
          <table:table-cell table:formula="of:=&quot;0x&quot;&amp;DEC2HEX([.A73];3)" office:value-type="string" office:string-value="0x2A0">
            <text:p>0x2A0</text:p>
          </table:table-cell>
          <table:table-cell table:formula="of:=&quot;0x&quot;&amp;DEC2HEX([.B73];3)" office:value-type="string" office:string-value="0x2AF">
            <text:p>0x2A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688">
            <text:p>688</text:p>
          </table:table-cell>
          <table:table-cell office:value-type="float" office:value="703">
            <text:p>703</text:p>
          </table:table-cell>
          <table:table-cell table:formula="of:=&quot;0x&quot;&amp;DEC2HEX([.A74];3)" office:value-type="string" office:string-value="0x2B0">
            <text:p>0x2B0</text:p>
          </table:table-cell>
          <table:table-cell table:formula="of:=&quot;0x&quot;&amp;DEC2HEX([.B74];3)" office:value-type="string" office:string-value="0x2BF">
            <text:p>0x2B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719">
            <text:p>719</text:p>
          </table:table-cell>
          <table:table-cell table:formula="of:=&quot;0x&quot;&amp;DEC2HEX([.A75];3)" office:value-type="string" office:string-value="0x2C0">
            <text:p>0x2C0</text:p>
          </table:table-cell>
          <table:table-cell table:formula="of:=&quot;0x&quot;&amp;DEC2HEX([.B75];3)" office:value-type="string" office:string-value="0x2CF">
            <text:p>0x2C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735">
            <text:p>735</text:p>
          </table:table-cell>
          <table:table-cell table:formula="of:=&quot;0x&quot;&amp;DEC2HEX([.A76];3)" office:value-type="string" office:string-value="0x2D0">
            <text:p>0x2D0</text:p>
          </table:table-cell>
          <table:table-cell table:formula="of:=&quot;0x&quot;&amp;DEC2HEX([.B76];3)" office:value-type="string" office:string-value="0x2DF">
            <text:p>0x2D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736">
            <text:p>736</text:p>
          </table:table-cell>
          <table:table-cell office:value-type="float" office:value="751">
            <text:p>751</text:p>
          </table:table-cell>
          <table:table-cell table:formula="of:=&quot;0x&quot;&amp;DEC2HEX([.A77];3)" office:value-type="string" office:string-value="0x2E0">
            <text:p>0x2E0</text:p>
          </table:table-cell>
          <table:table-cell table:formula="of:=&quot;0x&quot;&amp;DEC2HEX([.B77];3)" office:value-type="string" office:string-value="0x2EF">
            <text:p>0x2E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752">
            <text:p>752</text:p>
          </table:table-cell>
          <table:table-cell office:value-type="float" office:value="767">
            <text:p>767</text:p>
          </table:table-cell>
          <table:table-cell table:formula="of:=&quot;0x&quot;&amp;DEC2HEX([.A78];3)" office:value-type="string" office:string-value="0x2F0">
            <text:p>0x2F0</text:p>
          </table:table-cell>
          <table:table-cell table:formula="of:=&quot;0x&quot;&amp;DEC2HEX([.B78];3)" office:value-type="string" office:string-value="0x2FF">
            <text:p>0x2F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783">
            <text:p>783</text:p>
          </table:table-cell>
          <table:table-cell table:formula="of:=&quot;0x&quot;&amp;DEC2HEX([.A79];3)" office:value-type="string" office:string-value="0x300">
            <text:p>0x300</text:p>
          </table:table-cell>
          <table:table-cell table:formula="of:=&quot;0x&quot;&amp;DEC2HEX([.B79];3)" office:value-type="string" office:string-value="0x30F">
            <text:p>0x30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784">
            <text:p>784</text:p>
          </table:table-cell>
          <table:table-cell office:value-type="float" office:value="799">
            <text:p>799</text:p>
          </table:table-cell>
          <table:table-cell table:formula="of:=&quot;0x&quot;&amp;DEC2HEX([.A80];3)" office:value-type="string" office:string-value="0x310">
            <text:p>0x310</text:p>
          </table:table-cell>
          <table:table-cell table:formula="of:=&quot;0x&quot;&amp;DEC2HEX([.B80];3)" office:value-type="string" office:string-value="0x31F">
            <text:p>0x31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815">
            <text:p>815</text:p>
          </table:table-cell>
          <table:table-cell table:formula="of:=&quot;0x&quot;&amp;DEC2HEX([.A81];3)" office:value-type="string" office:string-value="0x320">
            <text:p>0x320</text:p>
          </table:table-cell>
          <table:table-cell table:formula="of:=&quot;0x&quot;&amp;DEC2HEX([.B81];3)" office:value-type="string" office:string-value="0x32F">
            <text:p>0x32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816">
            <text:p>816</text:p>
          </table:table-cell>
          <table:table-cell office:value-type="float" office:value="831">
            <text:p>831</text:p>
          </table:table-cell>
          <table:table-cell table:formula="of:=&quot;0x&quot;&amp;DEC2HEX([.A82];3)" office:value-type="string" office:string-value="0x330">
            <text:p>0x330</text:p>
          </table:table-cell>
          <table:table-cell table:formula="of:=&quot;0x&quot;&amp;DEC2HEX([.B82];3)" office:value-type="string" office:string-value="0x33F">
            <text:p>0x33F</text:p>
          </table:table-cell>
          <table:table-cell table:number-columns-repeated="21"/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847">
            <text:p>847</text:p>
          </table:table-cell>
          <table:table-cell table:formula="of:=&quot;0x&quot;&amp;DEC2HEX([.A83];3)" office:value-type="string" office:string-value="0x340">
            <text:p>0x340</text:p>
          </table:table-cell>
          <table:table-cell table:formula="of:=&quot;0x&quot;&amp;DEC2HEX([.B83];3)" office:value-type="string" office:string-value="0x34F">
            <text:p>0x34F</text:p>
          </table:table-cell>
          <table:table-cell table:number-columns-repeated="21"/>
        </table:table-row>
        <table:table-row table:style-name="ro2">
          <table:table-cell office:value-type="float" office:value="848">
            <text:p>848</text:p>
          </table:table-cell>
          <table:table-cell office:value-type="float" office:value="863">
            <text:p>863</text:p>
          </table:table-cell>
          <table:table-cell table:formula="of:=&quot;0x&quot;&amp;DEC2HEX([.A84];3)" office:value-type="string" office:string-value="0x350">
            <text:p>0x350</text:p>
          </table:table-cell>
          <table:table-cell table:formula="of:=&quot;0x&quot;&amp;DEC2HEX([.B84];3)" office:value-type="string" office:string-value="0x35F">
            <text:p>0x35F</text:p>
          </table:table-cell>
          <table:table-cell table:number-columns-repeated="21"/>
        </table:table-row>
        <table:table-row table:style-name="ro2">
          <table:table-cell office:value-type="float" office:value="864">
            <text:p>864</text:p>
          </table:table-cell>
          <table:table-cell office:value-type="float" office:value="879">
            <text:p>879</text:p>
          </table:table-cell>
          <table:table-cell table:formula="of:=&quot;0x&quot;&amp;DEC2HEX([.A85];3)" office:value-type="string" office:string-value="0x360">
            <text:p>0x360</text:p>
          </table:table-cell>
          <table:table-cell table:formula="of:=&quot;0x&quot;&amp;DEC2HEX([.B85];3)" office:value-type="string" office:string-value="0x36F">
            <text:p>0x36F</text:p>
          </table:table-cell>
          <table:table-cell table:number-columns-repeated="21"/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895">
            <text:p>895</text:p>
          </table:table-cell>
          <table:table-cell table:formula="of:=&quot;0x&quot;&amp;DEC2HEX([.A86];3)" office:value-type="string" office:string-value="0x370">
            <text:p>0x370</text:p>
          </table:table-cell>
          <table:table-cell table:formula="of:=&quot;0x&quot;&amp;DEC2HEX([.B86];3)" office:value-type="string" office:string-value="0x37F">
            <text:p>0x37F</text:p>
          </table:table-cell>
          <table:table-cell table:number-columns-repeated="21"/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911">
            <text:p>911</text:p>
          </table:table-cell>
          <table:table-cell table:formula="of:=&quot;0x&quot;&amp;DEC2HEX([.A87];3)" office:value-type="string" office:string-value="0x380">
            <text:p>0x380</text:p>
          </table:table-cell>
          <table:table-cell table:formula="of:=&quot;0x&quot;&amp;DEC2HEX([.B87];3)" office:value-type="string" office:string-value="0x38F">
            <text:p>0x38F</text:p>
          </table:table-cell>
          <table:table-cell table:number-columns-repeated="21"/>
        </table:table-row>
        <table:table-row table:style-name="ro2">
          <table:table-cell office:value-type="float" office:value="912">
            <text:p>912</text:p>
          </table:table-cell>
          <table:table-cell office:value-type="float" office:value="927">
            <text:p>927</text:p>
          </table:table-cell>
          <table:table-cell table:formula="of:=&quot;0x&quot;&amp;DEC2HEX([.A88];3)" office:value-type="string" office:string-value="0x390">
            <text:p>0x390</text:p>
          </table:table-cell>
          <table:table-cell table:formula="of:=&quot;0x&quot;&amp;DEC2HEX([.B88];3)" office:value-type="string" office:string-value="0x39F">
            <text:p>0x39F</text:p>
          </table:table-cell>
          <table:table-cell table:number-columns-repeated="21"/>
        </table:table-row>
        <table:table-row table:style-name="ro2">
          <table:table-cell office:value-type="float" office:value="928">
            <text:p>928</text:p>
          </table:table-cell>
          <table:table-cell office:value-type="float" office:value="943">
            <text:p>943</text:p>
          </table:table-cell>
          <table:table-cell table:formula="of:=&quot;0x&quot;&amp;DEC2HEX([.A89];3)" office:value-type="string" office:string-value="0x3A0">
            <text:p>0x3A0</text:p>
          </table:table-cell>
          <table:table-cell table:formula="of:=&quot;0x&quot;&amp;DEC2HEX([.B89];3)" office:value-type="string" office:string-value="0x3AF">
            <text:p>0x3AF</text:p>
          </table:table-cell>
          <table:table-cell table:number-columns-repeated="21"/>
        </table:table-row>
        <table:table-row table:style-name="ro2">
          <table:table-cell office:value-type="float" office:value="944">
            <text:p>944</text:p>
          </table:table-cell>
          <table:table-cell office:value-type="float" office:value="959">
            <text:p>959</text:p>
          </table:table-cell>
          <table:table-cell table:formula="of:=&quot;0x&quot;&amp;DEC2HEX([.A90];3)" office:value-type="string" office:string-value="0x3B0">
            <text:p>0x3B0</text:p>
          </table:table-cell>
          <table:table-cell table:formula="of:=&quot;0x&quot;&amp;DEC2HEX([.B90];3)" office:value-type="string" office:string-value="0x3BF">
            <text:p>0x3BF</text:p>
          </table:table-cell>
          <table:table-cell table:number-columns-repeated="21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975">
            <text:p>975</text:p>
          </table:table-cell>
          <table:table-cell table:formula="of:=&quot;0x&quot;&amp;DEC2HEX([.A91];3)" office:value-type="string" office:string-value="0x3C0">
            <text:p>0x3C0</text:p>
          </table:table-cell>
          <table:table-cell table:formula="of:=&quot;0x&quot;&amp;DEC2HEX([.B91];3)" office:value-type="string" office:string-value="0x3CF">
            <text:p>0x3CF</text:p>
          </table:table-cell>
          <table:table-cell table:number-columns-repeated="21"/>
        </table:table-row>
        <table:table-row table:style-name="ro2">
          <table:table-cell office:value-type="float" office:value="976">
            <text:p>976</text:p>
          </table:table-cell>
          <table:table-cell office:value-type="float" office:value="991">
            <text:p>991</text:p>
          </table:table-cell>
          <table:table-cell table:formula="of:=&quot;0x&quot;&amp;DEC2HEX([.A92];3)" office:value-type="string" office:string-value="0x3D0">
            <text:p>0x3D0</text:p>
          </table:table-cell>
          <table:table-cell table:formula="of:=&quot;0x&quot;&amp;DEC2HEX([.B92];3)" office:value-type="string" office:string-value="0x3DF">
            <text:p>0x3DF</text:p>
          </table:table-cell>
          <table:table-cell table:number-columns-repeated="21"/>
        </table:table-row>
        <table:table-row table:style-name="ro2">
          <table:table-cell office:value-type="float" office:value="992">
            <text:p>992</text:p>
          </table:table-cell>
          <table:table-cell office:value-type="float" office:value="1007">
            <text:p>1007</text:p>
          </table:table-cell>
          <table:table-cell table:formula="of:=&quot;0x&quot;&amp;DEC2HEX([.A93];3)" office:value-type="string" office:string-value="0x3E0">
            <text:p>0x3E0</text:p>
          </table:table-cell>
          <table:table-cell table:formula="of:=&quot;0x&quot;&amp;DEC2HEX([.B93];3)" office:value-type="string" office:string-value="0x3EF">
            <text:p>0x3EF</text:p>
          </table:table-cell>
          <table:table-cell table:number-columns-repeated="21"/>
        </table:table-row>
        <table:table-row table:style-name="ro2">
          <table:table-cell office:value-type="float" office:value="1008">
            <text:p>1008</text:p>
          </table:table-cell>
          <table:table-cell office:value-type="float" office:value="1023">
            <text:p>1023</text:p>
          </table:table-cell>
          <table:table-cell table:formula="of:=&quot;0x&quot;&amp;DEC2HEX([.A94];3)" office:value-type="string" office:string-value="0x3F0">
            <text:p>0x3F0</text:p>
          </table:table-cell>
          <table:table-cell table:formula="of:=&quot;0x&quot;&amp;DEC2HEX([.B94];3)" office:value-type="string" office:string-value="0x3FF">
            <text:p>0x3FF</text:p>
          </table:table-cell>
          <table:table-cell table:number-columns-repeated="21"/>
        </table:table-row>
        <table:table-row table:style-name="ro2" table:number-rows-repeated="1048481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Tabelle2" table:style-name="ta1">
        <table:table-column table:style-name="co10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ke </meta:initial-creator>
    <meta:creation-date>2013-04-25T13:25:17</meta:creation-date>
    <dc:date>2013-09-28T18:14:47</dc:date>
    <dc:creator>icke </dc:creator>
    <meta:editing-duration>P6DT7H18M50S</meta:editing-duration>
    <meta:editing-cycles>35</meta:editing-cycles>
    <meta:generator>LibreOffice/3.5$Linux_X86_64 LibreOffice_project/350m1$Build-2</meta:generator>
    <meta:document-statistic meta:table-count="3" meta:cell-count="453" meta:object-count="0"/>
  </office:meta>
</office:document-meta>
</file>